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el" svg:font-family="Ariel" style:font-adornments="Bold"/>
    <style:font-face style:name="Arial1" svg:font-family="Arial" style:font-adornments="Bold" style:font-family-generic="swiss"/>
    <style:font-face style:name="Arial2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661cm"/>
        </style:tab-stops>
      </style:paragraph-properties>
      <style:text-properties style:font-name="Arial" fo:font-size="8pt" fo:font-weight="bold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82cm"/>
          <style:tab-stop style:position="8.149cm"/>
        </style:tab-stops>
      </style:paragraph-properties>
      <style:text-properties style:font-name="Arial" fo:font-size="8pt" fo:font-weight="bold" style:font-size-asian="7pt" style:font-weight-asian="bold" style:font-size-complex="8pt" style:font-weight-complex="bold"/>
    </style:style>
    <style:style style:name="P4" style:family="paragraph" style:parent-style-name="Standard">
      <style:paragraph-properties style:line-height-at-least="0.101cm" fo:text-align="center" style:justify-single-word="false"/>
      <style:text-properties style:font-name="Arial" fo:font-size="8pt" style:text-underline-style="solid" style:text-underline-width="auto" style:text-underline-color="font-color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7.805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4pt" fo:font-weight="bold" style:font-size-asian="3.5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7.805cm"/>
        </style:tab-stops>
      </style:paragraph-properties>
      <style:text-properties style:font-name="Arial" fo:font-size="4pt" fo:font-weight="bold" style:font-size-asian="3.5pt" style:font-weight-asian="bold" style:font-size-complex="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82cm"/>
          <style:tab-stop style:position="8.149cm"/>
        </style:tab-stops>
      </style:paragraph-properties>
      <style:text-properties style:font-name="Arial" fo:font-size="4pt" fo:font-weight="bold" style:font-size-asian="3.5pt" style:font-weight-asian="bold" style:font-size-complex="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4pt" style:font-size-asian="3.5pt" style:font-size-complex="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4pt" style:font-size-asian="4pt" style:font-size-complex="4pt"/>
    </style:style>
    <style:style style:name="P11" style:family="paragraph" style:parent-style-name="Standard">
      <style:paragraph-properties style:line-height-at-least="0.101cm" fo:text-align="center" style:justify-single-word="false"/>
      <style:text-properties style:font-name="Arial" fo:font-size="4pt" style:text-underline-style="solid" style:text-underline-width="auto" style:text-underline-color="font-color" fo:font-weight="bold" style:font-size-asian="3.5pt" style:font-weight-asian="bold" style:font-size-complex="4pt" style:font-weight-complex="bold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0.661cm"/>
          <style:tab-stop style:position="7.99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50%" fo:text-align="start" style:justify-single-word="false">
        <style:tab-stops>
          <style:tab-stop style:position="4.683cm"/>
          <style:tab-stop style:position="7.93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0.82cm"/>
          <style:tab-stop style:position="8.149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9cm"/>
          <style:tab-stop style:position="8.202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61cm"/>
          <style:tab-stop style:position="7.9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82cm"/>
          <style:tab-stop style:position="8.14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9cm"/>
          <style:tab-stop style:position="8.202cm"/>
        </style:tab-stops>
      </style:paragraph-properties>
      <style:text-properties style:font-name="Ari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61cm"/>
          <style:tab-stop style:position="7.99cm"/>
        </style:tab-stops>
      </style:paragraph-properties>
      <style:text-properties style:font-name="Arial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0.82cm"/>
          <style:tab-stop style:position="8.149cm"/>
        </style:tab-stops>
      </style:paragraph-properties>
      <style:text-properties style:font-name="Arial" fo:font-weight="bold" style:font-weight-asian="bold" style:font-weight-complex="bold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0.661cm"/>
          <style:tab-stop style:position="7.99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0.82cm"/>
          <style:tab-stop style:position="8.149cm"/>
        </style:tab-stops>
      </style:paragraph-properties>
      <style:text-properties style:font-name="Arial" fo:font-size="5pt" fo:font-weight="bold" style:font-size-asian="4.34999990463257pt" style:font-weight-asian="bold" style:font-size-complex="5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0.661cm"/>
          <style:tab-stop style:position="7.99cm"/>
        </style:tab-stops>
      </style:paragraph-properties>
      <style:text-properties style:font-name="Arial" fo:font-size="7pt" fo:font-weight="bold" style:font-size-asian="6.09999990463257pt" style:font-weight-asian="bold" style:font-size-complex="7pt" style:font-weight-complex="bold"/>
    </style:style>
    <style:style style:name="P25" style:family="paragraph" style:parent-style-name="Standard">
      <style:paragraph-properties style:line-height-at-least="0.101cm" fo:text-align="center" style:justify-single-word="false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4.683cm"/>
          <style:tab-stop style:position="7.938cm"/>
        </style:tab-stops>
      </style:paragraph-properties>
      <style:text-properties style:font-name="Arial"/>
    </style:style>
    <style:style style:name="P27" style:family="paragraph" style:parent-style-name="Standard">
      <style:paragraph-properties fo:line-height="150%" fo:text-align="start" style:justify-single-word="false">
        <style:tab-stops>
          <style:tab-stop style:position="4.683cm"/>
          <style:tab-stop style:position="7.938cm"/>
        </style:tab-stops>
      </style:paragraph-properties>
      <style:text-properties style:font-name="Arial" fo:font-size="2pt" fo:font-weight="bold" style:font-size-asian="1.75pt" style:font-weight-asian="bold" style:font-size-complex="2pt" style:font-weight-complex="bold"/>
    </style:style>
    <style:style style:name="P28" style:family="paragraph" style:parent-style-name="Standard">
      <style:paragraph-properties style:line-height-at-least="0.101cm"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101cm"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/>
    </style:style>
    <style:style style:name="P31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32" style:family="paragraph">
      <style:paragraph-properties fo:text-align="start"/>
      <style:text-properties fo:color="#000000" style:text-line-through-style="none" style:font-name="Arial1" fo:font-size="10pt" fo:font-style="normal" style:text-underline-style="none" fo:font-weight="normal"/>
    </style:style>
    <style:style style:name="P33" style:family="paragraph">
      <style:paragraph-properties fo:text-align="start"/>
      <style:text-properties style:text-line-through-style="none" fo:font-style="normal" style:text-underline-style="none"/>
    </style:style>
    <style:style style:name="P34" style:family="paragraph">
      <style:paragraph-properties fo:text-align="center"/>
    </style:style>
    <style:style style:name="P35" style:family="paragraph">
      <style:paragraph-properties fo:text-align="start"/>
      <style:text-properties style:text-line-through-style="none" style:font-name="Ariel" fo:font-size="12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style:font-size-asian="12pt" style:font-size-complex="12pt"/>
    </style:style>
    <style:style style:name="gr1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mrNo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Id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ullNam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address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hon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mitdoctor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gDat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ccupation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der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ligion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lationNam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contactPersonAddress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hone_std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hone_local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ccupation of attender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ferdBy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ge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rgNam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kenNo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photo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kenNo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 text:c="74"/><text:span text:style-name="T9">Token No: </text:span><text:span text:style-name="T9"><draw:control text:anchor-type="as-char" svg:y="-0.476cm" draw:z-index="24" draw:style-name="gr4" draw:text-style-name="P31" svg:width="1.578cm" svg:height="0.477cm" draw:control="control24"/></text:span><draw:control text:anchor-type="char" draw:z-index="22" draw:style-name="gr1" draw:text-style-name="P35" svg:width="1.851cm" svg:height="0.6cm" svg:x="16.81cm" svg:y="0.229cm" draw:control="control22"/></text:p>
      <text:p text:style-name="P29"/>
      <text:p text:style-name="P11"/>
      <text:p text:style-name="P28"/>
      <text:p text:style-name="P28"/>
      <text:p text:style-name="P28"/>
      <text:p text:style-name="P28"/>
      <text:p text:style-name="P4"/>
      <text:p text:style-name="P1"><draw:control text:anchor-type="char" draw:z-index="21" draw:style-name="gr1" draw:text-style-name="P31" svg:width="8.732cm" svg:height="0.579cm" svg:x="6.279cm" svg:y="0.27cm" draw:control="control21"/><draw:control text:anchor-type="char" draw:z-index="1" draw:style-name="gr1" draw:text-style-name="P31" svg:width="1.853cm" svg:height="0.579cm" svg:x="16.709cm" svg:y="0.27cm" draw:control="control2"/><draw:control text:anchor-type="char" draw:z-index="0" draw:style-name="gr1" draw:text-style-name="P31" svg:width="2.303cm" svg:height="0.579cm" svg:x="1.709cm" svg:y="0.27cm" draw:control="control1"/></text:p>
      <text:p text:style-name="P18"><text:span text:style-name="T3"><text:s/></text:span><text:span text:style-name="T8">MR NO: <text:s text:c="2"/></text:span><text:span text:style-name="T7"><text:s text:c="22"/></text:span><text:span text:style-name="T8">Rate Plan:</text:span><text:span text:style-name="T7"> <text:s text:c="11"/></text:span><text:span text:style-name="T8"><text:s/></text:span><text:span text:style-name="T7"><text:s text:c="72"/></text:span><text:span text:style-name="T8">IP/OP :</text:span></text:p>
      <text:p text:style-name="P18"><text:s text:c="157"/></text:p>
      <text:p text:style-name="P18"><draw:control text:anchor-type="char" draw:z-index="2" draw:style-name="gr1" draw:text-style-name="P32" svg:width="10.028cm" svg:height="0.689cm" svg:x="8.34cm" svg:y="0.4cm" draw:control="control3"/></text:p>
      <text:p text:style-name="P18"><text:s text:c="3"/><text:span text:style-name="T7"><text:s text:c="5"/><text:tab/></text:span><text:span text:style-name="T6"> Photo <text:s/></text:span><text:span text:style-name="T7"><text:tab/> <text:s text:c="8"/></text:span><text:span text:style-name="T3">Patient Name <text:s text:c="9"/>:</text:span></text:p>
      <text:p text:style-name="P9"/>
      <text:p text:style-name="P9"><draw:control text:anchor-type="char" draw:z-index="23" draw:style-name="gr1" draw:text-style-name="P33" svg:width="3.26cm" svg:height="3.252cm" svg:x="0.743cm" svg:y="0.122cm" draw:control="control23"/></text:p>
      <text:p text:style-name="P10"><draw:control text:anchor-type="char" draw:z-index="10" draw:style-name="gr1" draw:text-style-name="P31" svg:width="0.75cm" svg:height="0.571cm" svg:x="8.338cm" svg:y="0.166cm" draw:control="control20"/></text:p>
      <text:p text:style-name="P26"><text:tab/><text:span text:style-name="T3">Age <text:tab/>: <text:s/></text:span></text:p>
      <text:p text:style-name="P27"/>
      <text:p text:style-name="P13"><draw:control text:anchor-type="char" draw:z-index="11" draw:style-name="gr1" draw:text-style-name="P31" svg:width="1.491cm" svg:height="0.571cm" svg:x="8.338cm" svg:y="-0.035cm" draw:control="control11"/><text:tab/>Gender <text:tab/>:</text:p>
      <text:p text:style-name="P27"/>
      <text:p text:style-name="P13"><draw:control text:anchor-type="char" draw:z-index="12" draw:style-name="gr1" draw:text-style-name="P31" svg:width="1.888cm" svg:height="0.571cm" svg:x="8.391cm" svg:y="0.049cm" draw:control="control12"/><text:tab/>Caste/Religion<text:tab/>:</text:p>
      <text:p text:style-name="P27"/>
      <text:p text:style-name="P13"><draw:control text:anchor-type="paragraph" draw:z-index="3" draw:style-name="gr2" draw:text-style-name="P31" svg:width="8.921cm" svg:height="2.001cm" svg:x="8.4cm" svg:y="0.109cm" draw:control="control4"/><text:tab/>Address<text:tab/>:</text:p>
      <text:p text:style-name="P13"><text:s text:c="22"/><text:tab/></text:p>
      <text:p text:style-name="P13"/>
      <text:p text:style-name="P13"><text:tab/></text:p>
      <text:p text:style-name="P26"><text:span text:style-name="T3"><text:tab/></text:span><draw:control text:anchor-type="char" draw:z-index="4" draw:style-name="gr1" draw:text-style-name="P31" svg:width="8.9cm" svg:height="0.571cm" svg:x="8.421cm" svg:y="-0.049cm" draw:control="control5"/><text:span text:style-name="T3">Phone/Mob. No</text:span><text:tab/>:</text:p>
      <text:p text:style-name="P18"><draw:line text:anchor-type="paragraph" draw:z-index="20" draw:style-name="gr3" draw:text-style-name="P34" svg:x1="0.012cm" svg:y1="0.15cm" svg:x2="18.718cm" svg:y2="0.15cm"><text:p/></draw:line><draw:control text:anchor-type="char" draw:z-index="5" draw:style-name="gr1" draw:text-style-name="P31" svg:width="6.22cm" svg:height="0.571cm" svg:x="8.47cm" svg:y="0.483cm" draw:control="control6"/> <text:s text:c="36"/></text:p>
      <text:p text:style-name="P22"><text:tab/><text:span text:style-name="T2">Admitted under (Dr.'s Name)<text:tab/>: <text:tab/>Department<text:tab/>: <text:s/></text:span></text:p>
      <text:p text:style-name="P12"><text:tab/>Date of Admission<text:tab/>: <text:s/><draw:control text:anchor-type="char" draw:z-index="6" draw:style-name="gr1" draw:text-style-name="P33" svg:width="5.74cm" svg:height="0.571cm" svg:x="8.497cm" svg:y="-0.041cm" draw:control="control7"/></text:p>
      <text:p text:style-name="P12"><text:tab/>Weight (in Kgs)<text:tab/>: <text:s text:c="3"/><draw:control text:anchor-type="char" draw:z-index="7" draw:style-name="gr1" draw:text-style-name="P31" svg:width="1.511cm" svg:height="0.571cm" svg:x="8.497cm" svg:y="-0.041cm" draw:control="control8"/></text:p>
      <text:p text:style-name="P12"><text:tab/>Height (in Cms)<text:tab/>: <text:s/><draw:control text:anchor-type="char" draw:z-index="19" draw:style-name="gr1" draw:text-style-name="P31" svg:width="1.8cm" svg:height="0.571cm" svg:x="8.497cm" svg:y="0.065cm" draw:control="control19"/></text:p>
      <text:p text:style-name="P12"><draw:control text:anchor-type="char" draw:z-index="9" draw:style-name="gr1" draw:text-style-name="P31" svg:width="9.685cm" svg:height="0.571cm" svg:x="8.497cm" svg:y="1.956cm" draw:control="control10"/><draw:control text:anchor-type="char" draw:z-index="8" draw:style-name="gr1" draw:text-style-name="P31" svg:width="9.155cm" svg:height="1.615cm" svg:x="8.497cm" svg:y="0.146cm" draw:control="control9"/><text:tab/>Documents received if any<text:tab/>: <text:s/></text:p>
      <text:p text:style-name="P16"><text:tab/>(prev. discharge summaries, medical </text:p>
      <text:p text:style-name="P16"><text:tab/>or insurance records, investigation reports etc)</text:p>
      <text:p text:style-name="P24"/>
      <text:p text:style-name="P20"><text:span text:style-name="T2"><text:tab/>OCCUPATION</text:span><text:tab/>:<text:tab/> <text:s/></text:p>
      <text:p text:style-name="P2"><draw:control text:anchor-type="char" draw:z-index="13" draw:style-name="gr1" draw:text-style-name="P31" svg:width="9.901cm" svg:height="0.571cm" svg:x="8.497cm" svg:y="1.064cm" draw:control="control13"/></text:p>
      <text:p text:style-name="P5">Attenders's Data</text:p>
      <text:p text:style-name="P7"/>
      <text:p text:style-name="P14"><text:tab/>Responsible relative/attender<text:tab/>: <text:s/></text:p>
      <text:p text:style-name="P14"><text:tab/>/guardian (name) and relationship<text:tab/></text:p>
      <text:p text:style-name="P23"/>
      <text:p text:style-name="P14"><draw:control text:anchor-type="paragraph" draw:z-index="14" draw:style-name="gr2" draw:text-style-name="P31" svg:width="9.901cm" svg:height="1.091cm" svg:x="8.5cm" svg:y="0.071cm" draw:control="control14"/><text:tab/>Address of the attender<text:tab/>: <text:s/></text:p>
      <text:p text:style-name="P14"/>
      <text:p text:style-name="P3"/>
      <text:p text:style-name="P14"><draw:control text:anchor-type="char" draw:z-index="15" draw:style-name="gr1" draw:text-style-name="P33" svg:width="4.98cm" svg:height="0.571cm" svg:x="8.523cm" svg:y="0.093cm" draw:control="control15"/><text:tab/>Phone No (landline with STD code)<text:tab/>: <text:s/></text:p>
      <text:p text:style-name="P14"/>
      <text:p text:style-name="P14"><draw:control text:anchor-type="char" draw:z-index="16" draw:style-name="gr1" draw:text-style-name="P33" svg:width="4.98cm" svg:height="0.571cm" svg:x="8.523cm" svg:y="0.069cm" draw:control="control16"/><text:tab/>Phone No (mobile and office)<text:tab/>: <text:s/></text:p>
      <text:p text:style-name="P8"/>
      <text:p text:style-name="P21"><text:span text:style-name="T2"><text:tab/>Occupation of the attender <text:tab/>: </text:span><text:s/><draw:control text:anchor-type="char" draw:z-index="17" draw:style-name="gr1" draw:text-style-name="P31" svg:width="6.781cm" svg:height="0.571cm" svg:x="8.497cm" svg:y="0.011cm" draw:control="control17"/></text:p>
      <text:p text:style-name="P17"><text:tab/>(to avoid unnecessary disturbance to </text:p>
      <text:p text:style-name="P17"><text:s text:c="9"/>the attender)</text:p>
      <text:p text:style-name="P6"><draw:control text:anchor-type="char" draw:z-index="18" draw:style-name="gr1" draw:text-style-name="P31" svg:width="3.793cm" svg:height="0.571cm" svg:x="8.497cm" svg:y="0.161cm" draw:control="control18"/></text:p>
      <text:p text:style-name="P15"><text:tab/>Cross references<text:tab/>: <text:s/></text:p>
      <text:p text:style-name="P15"><text:s/></text:p>
      <text:p text:style-name="P19"><text:span text:style-name="T3"><text:tab/> <text:s text:c="22"/></text:span><text:span text:style-name="T1"><text:tab/> <text:s text:c="113"/><text:tab/><text:tab/><text:tab/><text:tab/><text:tab/><text:tab/><text:tab/><text:tab/><text:tab/></text:span><text:span text:style-name="T8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el" svg:font-family="Ariel" style:font-adornments="Bold"/>
    <style:font-face style:name="Arial1" svg:font-family="Arial" style:font-adornments="Bold" style:font-family-generic="swiss"/>
    <style:font-face style:name="Arial2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30.6cm" style:num-format="1" style:print-orientation="portrait" fo:margin-top="1.27cm" fo:margin-bottom="1.27cm" fo:margin-left="1cm" fo:margin-right="1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insta</meta:initial-creator>
    <meta:creation-date>2009-10-01T15:46:08</meta:creation-date>
    <dc:creator>Sivanarayana V</dc:creator>
    <dc:date>2009-10-14T11:03:42</dc:date>
    <meta:editing-cycles>40</meta:editing-cycles>
    <meta:editing-duration>PT6H5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" meta:word-count="87" meta:character-count="1246"/>
  </office:meta>
</office:document-meta>
</file>